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fo:font-weight="bold" style:font-weight-asian="bold" style:font-size-complex="14pt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font-size-asian="12.25pt" style:font-style-asian="normal" style:font-size-complex="14pt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uel utilisateur</text:p>
      <text:p text:style-name="P1"/>
      <text:p text:style-name="P3">Sensibilisation à la complexité et à la recherche opérationne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2">Introduction</text:p>
      <text:p text:style-name="P2"/>
      <text:p text:style-name="P4"><text:tab/><text:span text:style-name="T1">Bienvenue sur l'application sur la sensibilisation à la recherche opérationnelle.</text:span></text:p>
      <text:p text:style-name="P5"/>
      <text:p text:style-name="P4"><text:span text:style-name="T1"><text:tab/></text:span><text:span text:style-name="T2">Spécifications</text:span></text:p>
      <text:p text:style-name="P7"/>
      <text:p text:style-name="P4"><text:span text:style-name="T2"><text:tab/></text:span><text:span text:style-name="T1">Afin de pouvoir lancer l'application, les machines doivent être équipées d'un système d'exploitation quelconque (GNU/Linux, Windows, etc.), d'un interpréteur de code Python et de la bibliothèque Pygam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">Table des matières</text:p>
      <text:p text:style-name="P2"/>
      <text:p text:style-name="P7">1 Accéder à l'application</text:p>
      <text:list xml:id="list919325782" text:style-name="L1">
        <text:list-item>
          <text:list>
            <text:list-item>
              <text:p text:style-name="P6"><text:s/>Sous Linux</text:p>
            </text:list-item>
            <text:list-item>
              <text:p text:style-name="P6"><text:s/>Sous Windows</text:p>
            </text:list-item>
          </text:list>
        </text:list-item>
      </text:list>
      <text:p text:style-name="P5"/>
      <text:p text:style-name="P7">2 Présentation des différents jeux</text:p>
      <text:p text:style-name="P7"><text:span text:style-name="T7"><text:tab/>1.1 Le voyageur de commerce</text:span></text:p>
      <text:p text:style-name="P7"><text:span text:style-name="T7"><text:tab/>1.2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0">1 Accéder à l'application</text:p>
      <text:p text:style-name="P10"/>
      <text:p text:style-name="P10"><text:tab/><text:span text:style-name="T3">Afin de pouvoir lancer l'application, il faut tout d'abord ouvrir un terminal ou tout autre dispositif permettant d'interpréter du code Python.</text:span></text:p>
      <text:p text:style-name="P10"><text:span text:style-name="T3"/></text:p>
      <text:p text:style-name="P11"><text:span text:style-name="T3">Insert capture1</text:span></text:p>
      <text:p text:style-name="P11"><text:span text:style-name="T3"/></text:p>
      <text:p text:style-name="P11"><text:span text:style-name="T3"><text:tab/></text:span><text:span text:style-name="T4">Une fois l'application lancée, vous aurez le choix entre plusieurs mini-jeux proposant chacun un problème lié à la recherche opérationnelle. Pour ce faire, il suffit de cliquer sur le bouton de votre choix.</text:span></text:p>
      <text:p text:style-name="P11"><text:span text:style-name="T4"/></text:p>
      <text:p text:style-name="P11"><text:span text:style-name="T4">Insert capture2</text:span></text:p>
      <text:p text:style-name="P11"><text:span text:style-name="T4"/></text:p>
      <text:p text:style-name="P12"><text:span text:style-name="T8">2 Présentation des différents jeux</text:span></text:p>
      <text:p text:style-name="P12"><text:span text:style-name="T8"/></text:p>
      <text:p text:style-name="P12"><text:span text:style-name="T8"><text:tab/></text:span><text:span text:style-name="T5">Après avoir sélectionné le jeu de votre choix, un écran décrivant le problème proposé apparaît. Pour accéder ensuite au jeu en question, il suffit de cliquer sur le bouton « Back ». Il est à noté qu'il est possible de revenir à tout instant sur l'écran décrivant le problème en cliquant sur le bouton « Help » une fois dans le jeu en lui-même. Il est possible d'afficher la solution en cliquant sur le bouton « Solution ».</text:span></text:p>
      <text:p text:style-name="P12"><text:span text:style-name="T5">Enfin, en cliquant sur le bouton « Back » vous serez redirigé vers l'écran principal où il vous sera possible de choisir un nouveau jeu.</text:span></text:p>
      <text:p text:style-name="P12"><text:span text:style-name="T5"/></text:p>
      <text:p text:style-name="P12"><text:span text:style-name="T5">Note : Tous les jeux proposés sont générés aléatoirement.</text:span></text:p>
      <text:p text:style-name="P12"><text:span text:style-name="T5"/></text:p>
      <text:p text:style-name="P12"><text:span text:style-name="T5"><text:tab/></text:span></text:p>
      <text:p text:style-name="P11"><text:span text:style-name="T4"/></text:p>
      <text:p text:style-name="P11"><text:span text:style-name="T4"><text:tab/></text:span></text:p>
      <text:p text:style-name="P11"><text:span text:style-name="T4"/></text:p>
      <text:p text:style-name="P11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</meta:initial-creator>
    <meta:creation-date>2012-03-22T17:25:42</meta:creation-date>
    <dc:date>2012-03-22T18:13:10</dc:date>
    <dc:creator>Florian </dc:creator>
    <meta:editing-duration>PT00H38M46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4" meta:paragraph-count="25" meta:word-count="253" meta:character-count="1592"/>
  </office:meta>
</office:document-meta>
</file>